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nergy Gaps</text:p>
      <text:p text:style-name="Standard">Band Gaps</text:p>
      <text:p text:style-name="Standard">Atomic Spectra</text:p>
      <text:p text:style-name="Standard">Discrete Spectra</text:p>
      <text:p text:style-name="Standard">Continuous Spectra</text:p>
      <text:p text:style-name="Standard">Generalized Statistical Interpretation</text:p>
      <text:p text:style-name="Standard"/>
      <text:p text:style-name="Standard">Atomic Energy Stat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9T20:09:04.929098064</meta:creation-date>
    <meta:generator>LibreOffice/7.5.9.2$Linux_X86_64 LibreOffice_project/50$Build-2</meta:generator>
    <dc:date>2024-05-09T22:26:15.494610211</dc:date>
    <meta:editing-duration>PT6M42S</meta:editing-duration>
    <meta:editing-cycles>2</meta:editing-cycles>
    <meta:document-statistic meta:table-count="0" meta:image-count="0" meta:object-count="0" meta:page-count="1" meta:paragraph-count="7" meta:word-count="16" meta:character-count="126" meta:non-whitespace-character-count="117"/>
  </office:meta>
</office:document-meta>
</file>